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f5f4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a330" officeooo:paragraph-rsid="000ba330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569a" officeooo:paragraph-rsid="000c569a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e441b" officeooo:paragraph-rsid="000e441b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e441b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eddf9"/>
    </style:style>
    <style:style style:name="P9" style:family="paragraph" style:parent-style-name="Standard">
      <style:paragraph-properties fo:text-align="start" style:justify-single-word="false"/>
      <style:text-properties officeooo:paragraph-rsid="000f5f4d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0.023cm"/>
        </style:tab-stops>
      </style:paragraph-properties>
      <style:text-properties officeooo:paragraph-rsid="000f5f4d"/>
    </style:style>
    <style:style style:name="P11" style:family="paragraph" style:parent-style-name="Standard"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officeooo:paragraph-rsid="000e441b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0.023cm"/>
        </style:tab-stops>
      </style:paragraph-properties>
      <style:text-properties style:font-name="Liberation Serif" fo:font-size="12pt" officeooo:paragraph-rsid="000f5f4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0f5f4d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0f5f4d" officeooo:paragraph-rsid="000f5f4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0f5f4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paragraph-rsid="000f5f4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11c67" officeooo:paragraph-rsid="000f5f4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paragraph-rsid="000f5f4d"/>
    </style:style>
    <style:style style:name="P20" style:family="paragraph" style:parent-style-name="Standard">
      <style:text-properties style:font-name="monospace" fo:font-size="12pt"/>
    </style:style>
    <style:style style:name="T1" style:family="text">
      <style:text-properties officeooo:rsid="000e441b"/>
    </style:style>
    <style:style style:name="T2" style:family="text">
      <style:text-properties fo:font-size="12pt"/>
    </style:style>
    <style:style style:name="T3" style:family="text">
      <style:text-properties fo:font-size="12pt" style:text-underline-style="none" fo:font-weight="normal" officeooo:rsid="000e441b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f5f4d" style:font-size-asian="12pt" style:font-size-complex="12pt"/>
    </style:style>
    <style:style style:name="T6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officeooo:rsid="000f5f4d"/>
    </style:style>
    <style:style style:name="T8" style:family="text">
      <style:text-properties style:font-name="sans-serif" fo:font-size="15pt" style:font-size-asian="12pt" style:font-size-complex="12pt"/>
    </style:style>
    <style:style style:name="T9" style:family="text">
      <style:text-properties officeooo:rsid="00134328"/>
    </style:style>
    <style:style style:name="T10" style:family="text">
      <style:text-properties style:font-name="monospace" fo:font-size="12pt"/>
    </style:style>
    <style:style style:name="T11" style:family="text">
      <style:text-properties style:font-name="monospace" fo:font-size="12pt" officeooo:rsid="00134328"/>
    </style:style>
    <style:style style:name="T12" style:family="text">
      <style:text-properties style:font-name="monospace" fo:font-size="12pt" officeooo:rsid="0015bdb7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5bdb7" style:font-weight-asian="normal" style:font-weight-complex="normal"/>
    </style:style>
    <style:style style:name="T16" style:family="text">
      <style:text-properties style:text-underline-style="none" fo:font-weight="normal" officeooo:rsid="001774f6" style:font-weight-asian="normal" style:font-weight-complex="normal"/>
    </style:style>
    <style:style style:name="T17" style:family="text">
      <style:text-properties style:text-underline-style="none" fo:font-weight="normal" officeooo:rsid="00211c67" style:font-weight-asian="normal" style:font-weight-complex="normal"/>
    </style:style>
    <style:style style:name="T18" style:family="text">
      <style:text-properties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style:text-underline-style="none" fo:font-weight="normal" officeooo:rsid="00211c67" style:font-size-asian="12pt" style:font-weight-asian="normal" style:font-size-complex="12pt" style:font-weight-complex="normal"/>
    </style:style>
    <style:style style:name="T20" style:family="text">
      <style:text-properties officeooo:rsid="0019d0f3"/>
    </style:style>
    <style:style style:name="T21" style:family="text">
      <style:text-properties officeooo:rsid="001f3934"/>
    </style:style>
    <style:style style:name="T22" style:family="text">
      <style:text-properties officeooo:rsid="0020e23c"/>
    </style:style>
    <style:style style:name="T23" style:family="text">
      <style:text-properties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-Yocto Kernel Recipe</text:p>
      <text:p text:style-name="P3"/>
      <text:p text:style-name="P3"/>
      <text:list xml:id="list6893966176537643544" text:style-name="L1">
        <text:list-item>
          <text:p text:style-name="P4">Added new layer for the change : meta-custom etc and added recipes on that</text:p>
          <text:list>
            <text:list-item>
              <text:p text:style-name="P5">Added layer index into the bblayers.conf</text:p>
            </text:list-item>
            <text:list-item>
              <text:p text:style-name="P6">create files folder and add all the files which is patch or .cfg</text:p>
            </text:list-item>
            <text:list-item>
              <text:p text:style-name="P6">Added relenvant linux-kernel .bbappend file</text:p>
            </text:list-item>
            <text:list-item>
              <text:p text:style-name="P7"><text:span text:style-name="T3">Added patches and files via <text:s/></text:span>SRC_UR<text:span text:style-name="T1">I in the .bbappend file</text:span><text:span text:style-name="T4"><text:tab/><text:tab/></text:span></text:p>
            </text:list-item>
            <text:list-item>
              <text:p text:style-name="P8"><text:span text:style-name="T4">Config fragments can also be defined in the kernel repository's 'meta' branch and added to the BSP via KERNEL_FEATURES statements in the kernel recipe</text:span></text:p>
              <text:list>
                <text:list-item>
                  <text:p text:style-name="P12">KBRANCH_<text:span text:style-name="T7">colibri-vf = “standard/common-pc/base”</text:span></text:p>
                </text:list-item>
                <text:list-item>
                  <text:p text:style-name="P15">KMACHINE_colibri-vf = “common-pc”</text:p>
                </text:list-item>
                <text:list-item>
                  <text:p text:style-name="P15">KERNEL_FEATURES_append_colibri-vf += “cfg/smp.scc”</text:p>
                </text:list-item>
              </text:list>
            </text:list-item>
          </text:list>
        </text:list-item>
        <text:list-item>
          <text:p text:style-name="P10"><text:span text:style-name="T5"><text:tab/></text:span><text:span text:style-name="T4">cfg/smp.sc which essentially maps to the CONFIG_SMP configuration setting</text:span><text:span text:style-name="T8"> </text:span><text:span text:style-name="T4">is added to the machine's kernel <text:s/>configuration to turn on SMP capabilities for the BSP</text:span></text:p>
        </text:list-item>
        <text:list-item>
          <text:p text:style-name="P13"><text:span text:style-name="T9">$vi </text:span>/conf/machine/<text:span text:style-name="T9">colibri-vf</text:span>.conf</text:p>
        </text:list-item>
      </text:list>
      <text:p text:style-name="P9"><text:tab/><text:tab/><text:span text:style-name="T10">PREFERRED_PROVIDER_virtual/kernel ?= "linux-</text:span><text:span text:style-name="T11">toradex</text:span><text:span text:style-name="T10">" </text:span></text:p>
      <text:p text:style-name="P20"><text:tab/><text:tab/>PREFERRED_VERSION_linux-yocto ?= "<text:span text:style-name="T9">4</text:span>.<text:span text:style-name="T9">1</text:span>%" </text:p>
      <text:p text:style-name="P9"/>
      <text:p text:style-name="P1">Modify the Kernel</text:p>
      <text:p text:style-name="P9"><text:span text:style-name="T13"><text:tab/></text:span>Now you can apply the driver patch and configure the kernel to use it</text:p>
      <text:p text:style-name="P9"><text:span text:style-name="T14"><text:tab/></text:span><text:span text:style-name="T15">Open </text:span><text:span text:style-name="T10">linux-</text:span><text:span text:style-name="T12">toradex_4.1</text:span><text:span text:style-name="T10">.bbappend</text:span></text:p>
      <text:p text:style-name="P9"><text:span text:style-name="T14"><text:tab/></text:span><text:span text:style-name="T16">Add the SRC_URI for patch or files:</text:span></text:p>
      <text:p text:style-name="P14"><text:span text:style-name="T16"><text:tab/><text:tab/></text:span>SRC_URI += " file://yocto-testmod.patch"</text:p>
      <text:p text:style-name="P11"><text:tab/><text:tab/>SRC_URI += "file://lab2.cfg"</text:p>
      <text:p text:style-name="P14"/>
      <text:p text:style-name="P16">Modify the Kernel to Make Use of an LTSI Kernel Option</text:p>
      <text:p text:style-name="P9"><text:span text:style-name="T6"><text:tab/></text:span>pramfs.cfg <text:span text:style-name="T20">= LTSI features</text:span></text:p>
      <text:p text:style-name="P9"><text:tab/></text:p>
      <text:p text:style-name="P1">Lab 2 Conclusion</text:p>
      <text:p text:style-name="P14"><text:span text:style-name="T14"><text:tab/></text:span>In this lab you applied a patch and modified the configuration of the Linux kernel <text:s/>using a config fragment, which is a feature provided by the linux-yocto kernel <text:s/>tooling.</text:p>
      <text:p text:style-name="P17"/>
      <text:p text:style-name="P17"/>
      <text:p text:style-name="P14"><text:span text:style-name="T14">Should you need to modify the kernel further at this point, perhaps it failed to </text:span>compile or you want to experiment with the new driver, you can do that directly using the sources in the WORKDIR:</text:p>
      <text:p text:style-name="P17"/>
      <text:p text:style-name="P17">- <text:span text:style-name="T21">There was issue happening like Work direcory is not easily reachable to source direcory.</text:span></text:p>
      <text:p text:style-name="P17"/>
      <text:p text:style-name="P14"><text:span text:style-name="T14">The </text:span>linux-yoctorecipe creates a git tree here, so once you are done making your changes, you can easily save them off into a patch using standard git commands:</text:p>
      <text:p text:style-name="P11"><text:tab/>$ git add path/to/file/you/change</text:p>
      <text:p text:style-name="P11"><text:tab/>$ git commit –signoff</text:p>
      <text:p text:style-name="P11"><text:tab/>$ git format-patch -<text:span text:style-name="T22">1</text:span></text:p>
      <text:p text:style-name="P18"/>
      <text:p text:style-name="P19"><text:span text:style-name="T19">You can then integrate these patches into the layer by copying them alongside the </text:span><text:span text:style-name="T23">yocto-testmod.patch and adding them to the SRC_U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4:26:38.226184504</meta:creation-date>
    <meta:generator>LibreOffice/4.2.8.2$Linux_X86_64 LibreOffice_project/420m0$Build-2</meta:generator>
    <dc:date>2016-04-13T15:46:38.037365575</dc:date>
    <meta:editing-duration>PT1H19M</meta:editing-duration>
    <meta:editing-cycles>27</meta:editing-cycles>
    <meta:document-statistic meta:table-count="0" meta:image-count="0" meta:object-count="0" meta:page-count="1" meta:paragraph-count="32" meta:word-count="319" meta:character-count="2040" meta:non-whitespace-character-count="1737"/>
  </office:meta>
</office:document-meta>
</file>